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tab/><text:tab/>Vertex* getNeighbor(long int i): retrieves a neighboring Vertex* from storage at index i in Vertex::neighbors; should be used instead of neighbors.at(i) to facilitate the use of derived classes</text:p>
      <text:p text:style-name="Standard"/>
      <text:p text:style-name="Standard"><text:span text:style-name="T1">Graph</text:span>: a basic collection of Vertices </text:p>
      <text:p text:style-name="Standard"/>
      <text:p text:style-name="Standard"><text:tab/>Macros:</text:p>
      <text:p text:style-name="Standard"/>
      <text:p text:style-name="Standard"><text:tab/><text:tab/>N: a macro which returns nodes.size()</text:p>
      <text:p text:style-name="Standard"/>
      <text:p text:style-name="Standard"><text:tab/><text:tab/>K(i): a macro which returns the degree of node i, nodes.at(i)-&gt;neighbors.size()</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text:soft-page-break/></text:p>
      <text:p text:style-name="Standard"><text:tab/><text:tab/>void addNode(Vertex* node): adds a Vertex to the set of nodes </text:p>
      <text:p text:style-name="Standard"/>
      <text:p text:style-name="Standard"><text:tab/><text:tab/>double averagePathLength(): determines the mean length of the shortest path between any two nodes, averaged across all pairs of nodes, by building a MST for each node </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averageClusteringCoefficient(): calculates and returns the mean clustering coefficient of the nodes in the Graph using the method Vertex::clusteringCoefficient() </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ertex* getNode(long int i): retrieves the node at index I of the containing vector; should be used instead of nodes.at(i) to properly handle classes derived from Vertex in classes derived from Graph</text:p>
      <text:p text:style-name="Standard"/>
      <text:p text:style-name="Standard"><text:tab/><text:tab/>void memoize(Vertex* root): simpler method to set up the start of memoization using Graph::memoize(Vertex* root, vector&lt;Vertex*&gt; path, long int distance) </text:p>
      <text:p text:style-name="Standard"/>
      <text:p text:style-name="Standard"><text:tab/><text:tab/>void memoize(Vertex* root, vector&lt;Vertex*&gt; path, long int distance): an unweighted implementation of Djikstra's algorithm, lacking a top-level MST in favor of storing shortest path information in the nodes themselves in Vertex::pathFromInitial and Vertex::distanceFromInitial </text:p>
      <text:p text:style-name="Standard"/>
      <text:p text:style-name="Standard"><text:tab/><text:tab/>void clean(Vertex* root): a recursive method to go through and remove all memoization from the nodes of the graph, setting Vertex::distanceFromInitial to LONG_MAX and emptying pathFromInitial of its contents</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
      <text:p text:style-name="P2"><text:tab/><text:tab/>long int time: the GrowingNetwork's current time, used to set Vertex::startTime on node <text:soft-page-break/>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
      <text:p text:style-name="P2"><text:tab/><text:tab/>void tick(): increments the current time, which should not be directly accessed</text:p>
      <text:p text:style-name="P2"/>
      <text:p text:style-name="P2"><text:tab/><text:tab/>void grow(long int n): virtual method to grow n new nodes in the graph; implementation will depend on the geometry of the implementing derived class</text:p>
      <text:p text:style-name="P2"/>
      <text:p text:style-name="P2"><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2"><text:tab/><text:tab/>double* edgeAgeVsLinearDistance: returns a dynamically allocated array relating the age of an edge (the index) to its average linear distance (the element) as defined by the virtual method GrowingNetwork::linearDistance(Vertex* a, Vertex* b); <text:s/>since the maximum age is the number of nodes minus one, the size of the array is the same as the number of nodes in the GrowingNetwork</text:p>
      <text:p text:style-name="P2"/>
      <text:p text:style-name="P2"><text:tab/><text:tab/>double linearDistance(Vertex* a, Vertex* b): virtual method to determine the linear distance between two nodes (regardless of connectedness); has arbitrary units</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 also seeds the pseudorandom number generator the first time it is called</text:p>
      <text:p text:style-name="P2"/>
      <text:p text:style-name="P2"><text:tab/><text:tab/>void grow(long int n): grows n additional nodes onto the graph using the following algorithm (requires an even value of m):</text:p>
      <text:list xml:id="list1308736565" text:style-name="L1">
        <text:list-item>
          <text:list>
            <text:list-item>
              <text:list>
                <text:list-item>
                  <text:list>
                    <text:list-item>
                      <text:list>
                        <text:list-item>
                          <text:list>
                            <text:list-item>
                              <text:list>
                                <text:list-item>
                                  <text:p text:style-name="P3">select, from a uniform distribution, a random index between zero and the number of nodes in the graph minus one</text:p>
                                </text:list-item>
                                <text:list-item>
                                  <text:p text:style-name="P3"><text:soft-page-break/>create a new node and insert it at index + 1 using Graph::insertNode(Vertex* node)</text:p>
                                </text:list-item>
                                <text:list-item>
                                  <text:p text:style-name="P3">add edges from the new node to the m/2 nodes before and the m/2 nodes after index + 1</text:p>
                                </text:list-item>
                                <text:list-item>
                                  <text:p text:style-name="P3">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along the arc of the circle on which all nodes lie (in units of inter-node intervals along the circle), but 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linearDistance(Vertex* a, Vertex* b): gives the linear distance between two Vertices, using the return value from GrowingNetwork2D::edgeArcDistance(Vertex* a, Vertex* b) to calculate the length of the corresponding chord</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getNeighbor(long int i): overrides Vertex::getNeighbor(long int i) to return an automatically cast pointer to a SpatialVertex*; should be used instead of neighbors.at(i)</text:p>
      <text:p text:style-name="P2"/>
      <text:p text:style-name="P2"><text:tab/><text:tab/>~SpatialVertex(): this overridden destructor also deletes the position array, which must 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 </text:span><text:soft-page-break/><text:span text:style-name="T2">the convention here is that the first component of position, theta, describes the azimuthal angle, and the second component of position, phi, describes the inclination angle, though note that the SpatialVertices are stored as having three (Cartesian) position coordinates</text:span></text:p>
      <text:p text:style-name="P2"/>
      <text:p text:style-name="P2"><text:tab/>Macros:</text:p>
      <text:p text:style-name="P2"/>
      <text:p text:style-name="P2"><text:tab/><text:tab/>DIM: equal to three, as the SpatialVertices will be specified with a triple of Cartesian coordinates, despite the fact that the radius is fixed</text:p>
      <text:p text:style-name="P2"/>
      <text:p text:style-name="P2"><text:tab/><text:tab/>X(node) or Y(node) or Z(node): retrieves the X-, Y-, or Z-component (stored as the zeroth, first, and second element of the position array, respectively) of a SpatialVertex (behavior undefined for SpatialVertices not in a three-dimensional Cartesian coordinate system)</text:p>
      <text:p text:style-name="P2"/>
      <text:p text:style-name="P2"><text:tab/>Fields:</text:p>
      <text:p text:style-name="P2"/>
      <text:p text:style-name="P2"><text:tab/><text:tab/>vector&lt;SpatialVertex*&gt; nodes: the set of nodes in this graph, each with a position on the sphere in spherical coordinates (with the implicit, irrelevant radial component omitted), giving them a dimension of three but only two position values</text:p>
      <text:p text:style-name="P2"/>
      <text:p text:style-name="P2"><text:tab/><text:tab/>double radius: the radius of the sphere on the surface of which the nodes lie; currently constant (with a value of 1 set by the constructor), but possibly subject to change</text:p>
      <text:p text:style-name="P2"/>
      <text:p text:style-name="P2"><text:tab/><text:tab/>double baseGam: the value to be used in calculating the gamma parameter to the function GrowingNetwork3D::gradientDescent; defaults to 1.0</text:p>
      <text:p text:style-name="P2"/>
      <text:p text:style-name="P2"><text:tab/><text:tab/>double baseTol: the the value to be used as the tolerance parameter to the function GrowingNetwork3D::gradientDescent; defaults to 0.01</text:p>
      <text:p text:style-name="P2"/>
      <text:p text:style-name="P2"><text:tab/><text:tab/>long int baseItr: the value to be used in calculating the maximum number of iterations in a single call to the function GrowingNetwork3D::gradientDescent; defaults to 36</text:p>
      <text:p text:style-name="P2"/>
      <text:p text:style-name="P2"><text:tab/>Methods:</text:p>
      <text:p text:style-name="P2"/>
      <text:p text:style-name="P2"><text:tab/><text:tab/>GrowingNetwork3D(long int n, long int m, double gam = 1.0, double tol = 0.1, double itr = 36): arranges the first m+1 nodes in a clique on the sphere in an equalized configuration, then grows the remaining n – (m+1) nodes using GrowingNetwork3D::grow(long int n) with n – (m+1) as the parameter n; also seeds the pseudorandom number generator the first time it is called</text:p>
      <text:p text:style-name="P2"/>
      <text:p text:style-name="P2"><text:tab/><text:tab/>SpatialVertex* getNode(long int i): overrides the Graph::getNode(long int i) method to provide a SpatialVertex* instead of a Vertex*, despite the fact that storing a SpatialVertex* in the nodes data structure will cast it to a Vertex*; should be used instead of nodes.at(i)</text:p>
      <text:p text:style-name="P2"/>
      <text:p text:style-name="P2"><text:tab/><text:tab/>grow(long int n): grows n additional nodes onto the graph using the following algorithm:</text:p>
      <text:list xml:id="list1010757169" text:style-name="L2">
        <text:list-item>
          <text:p text:style-name="P4">choose a random location on the sphere using the method GrowingNetwork3D::randomLocation()</text:p>
        </text:list-item>
        <text:list-item>
          <text:p text:style-name="P4">place a new SpatialVertex there and connect it to its m nearest neighbors, obtained from the method GrowingNetwork3D::findMNearestNeighbors(SpatialVertex* start)</text:p>
        </text:list-item>
        <text:list-item>
          <text:p text:style-name="P4">run GrowingNetwork3D::equalize() to attempt to evenly space the nodes across the surface of the sphere (approximately)</text:p>
        </text:list-item>
        <text:list-item>
          <text:p text:style-name="P4"><text:soft-page-break/>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be deleted if it is used in the constructor SpatialVertex::SpatialVertex(long int dimension, double* position, long int startTime)</text:p>
      <text:p text:style-name="P2"/>
      <text:p text:style-name="P2"><text:tab/><text:tab/>double distanceSquared(SpatialVertex* a, SpatialVertex* b): returns the square of the distance (a scalar) between two SpatialVertices each of three dimensions; used for quick distance comparisons and inverse-square forces</text:p>
      <text:p text:style-name="P2"/>
      <text:p text:style-name="P2"><text:tab/><text:tab/>double distance(SpatialVertex* a, SpatialVertex* b): returns the distance (as a scalar) between two SpatialVertices of three dimensions; relies on the distanceSquared method</text:p>
      <text:p text:style-name="P2"/>
      <text:p text:style-name="P2"><text:tab/><text:tab/>double* sumForces(SpatialVertex* node): sums the force vectors (of magnitude 1/r^2) on a single node from all other nodes in the graph, excluding itself from such a sum; returns a dynamically allocated array of doubles, each representing a component of the vector</text:p>
      <text:p text:style-name="P2"/>
      <text:p text:style-name="P2"><text:tab/><text:tab/>SpatialVertex** findMNearestNeighbors(SpatialVertex* start): finds the m spatially nearest neighbors to some starting node</text:p>
      <text:p text:style-name="P2"/>
      <text:p text:style-name="P2"><text:tab/><text:tab/>double linearDistance(): returns the scalar distance between two points in three-dimensional Cartesian space</text:p>
      <text:p text:style-name="P2"/>
      <text:p text:style-name="P2"><text:tab/><text:tab/>void gradientDescent(double gamma, double tolerance, long int maxItr): perform gradient descent for either maxItr steps or until the difference between the actual and minimum potentials is less than or equal to tolerance multipled by the minimum potential, using a force-to-displacement conversion factor of gamma</text:p>
      <text:p text:style-name="P2"/>
      <text:p text:style-name="P2"><text:tab/><text:tab/>double calculateMinimumPotential(long int n): calculate the minimum potential of n nodes on a unit sphere, based on the equation given in the design document</text:p>
      <text:p text:style-name="P2"/>
      <text:p text:style-name="P2"><text:tab/><text:tab/>double calculateMinimumPotentialDifference(long int init_n, long int final_n): calculate the change in minimum potential due to going from init_n nodes to final_n nodes</text:p>
      <text:p text:style-name="P2"/>
      <text:p text:style-name="P2"><text:tab/><text:tab/>~GrowingNetwork3D(): destructor which calls the destructors for all nodes in the GrowingNetwork3D</text:p>
      <text:p text:style-name="P2"/>
      <text:p text:style-name="P1">PositiveChargeGrowingNetwork2D: <text:span text:style-name="T2">This is an implementation of a growing network based on J.J. Thomson's Plum Pudding model of the atom. Basically we start similar to GrowingNetwork3D but instead of keeping points on the surface of a sphere we keep them in a circle. Thus in addition to the electron-electron repulsion we also include a cloud of positive charge that keeps all of the points in a circle of radius 1. The electron-electron repulsion has a log(r) potential while the electron-cloud potential is quadratic with r (i.e. the points are attached to the center by springs). This is the standard model for electrostatics in 2 dimensons. The same gradient descent equalization is used here as in the growingnetwork3d, expect of course we use 2 dimensions and different force laws.</text:span></text:p>
      <text:p text:style-name="P2"/>
      <text:p text:style-name="P2"><text:tab/>Fields, Methods, and Macros are the same here as for growingnetwork3d with the exception of:</text:p>
      <text:p text:style-name="P2"><text:soft-page-break/><text:tab/><text:tab/></text:p>
      <text:p text:style-name="P2"><text:tab/><text:tab/>DISTANCE_SQUARED_2D(a,b): gives magnitude squared of distance vector between two points</text:p>
      <text:p text:style-name="P2"><text:tab/><text:tab/>double alpha: this is a constant specifying the force constant for electron-electron interactions.</text:p>
      <text:p text:style-name="P2"><text:tab/></text:p>
      <text:p text:style-name="P2"><text:tab/><text:tab/>double beta: this is a constant specifying the force constant for electron-cloud interactions. By default this is set to be alpha*N so that there is always the same amount of positive charge as there is negative charge.</text:p>
      <text:p text:style-name="P2"/>
      <text:p text:style-name="P1">NSphere<text:span text:style-name="T2">: an extension of GrowingNetwork3D to an arbitrary number of dimensions with SpatialVertices placed on an (N-1)-dimensional sphere in N-dimensional space</text:span></text:p>
      <text:p text:style-name="P1"/>
      <text:p text:style-name="P1"><text:tab/><text:span text:style-name="T2">Fields:</text:span></text:p>
      <text:p text:style-name="P2"/>
      <text:p text:style-name="P2"><text:tab/><text:tab/>const long int DIM: the dimension of the space which the sphere inhabits, and the dimension of all SpatialVertices grown in the network</text:p>
      <text:p text:style-name="P2"/>
      <text:p text:style-name="P2"><text:tab/>Methods:</text:p>
      <text:p text:style-name="P2"/>
      <text:p text:style-name="P2"><text:tab/><text:tab/>double* randomLocation(): updated from GrowingNetwork3D to work in an arbitrary number of dimensions by drawing each Cartesian component of the position vector from a normal distribution, then normalizing it to the radius; dynamically allocates an array which should be deleted after use</text:p>
      <text:p text:style-name="P2"/>
      <text:p text:style-name="P2"><text:tab/><text:tab/>double distanceSquared(SpatialVertex* a, SpatialVertex* b): returns the square of the distance (a positive scalar) between two SpatialVertices; used in fast comparisons of distance and the distance method</text:p>
      <text:p text:style-name="P2"/>
      <text:p text:style-name="P2"><text:tab/><text:tab/>double distance(SpatialVertex* a, SpatialVertex* b): takes the square root of the distanceSquared method to return the actual distance (a positive scalar) between two SpatialVertices</text:p>
      <text:p text:style-name="P2"/>
      <text:p text:style-name="P2"><text:tab/><text:tab/>double* sumForces(SpatialVertex* node): sums the forces between one node and all others, using 1.0/r^(DIM-1) as the magnitude of the force between two nodes separated by a distance r; dynamically allocates an array which should be deleted after use</text:p>
      <text:p text:style-name="P2"/>
      <text:p text:style-name="P2"><text:tab/><text:tab/>void normalizeRadius(SpatialVertex* node): normalizes the radial distance of a given node to the radius of the NSphere on which it should l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6-19T14:43:29</dc:date>
    <meta:editing-duration>PT9H20M31S</meta:editing-duration>
    <meta:editing-cycles>126</meta:editing-cycles>
    <meta:generator>LibreOffice/3.5$Linux_x86 LibreOffice_project/350m1$Build-2</meta:generator>
    <meta:document-statistic meta:table-count="0" meta:image-count="0" meta:object-count="0" meta:page-count="7" meta:paragraph-count="109" meta:word-count="2529" meta:character-count="16895" meta:non-whitespace-character-count="14285"/>
  </office:meta>
</office:document-meta>
</file>